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Century Schoolbook L" svg:font-family="'Century Schoolbook L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02000" style:font-name="Century Schoolbook L" fo:font-size="12pt" fo:font-weight="bold" style:font-name-asian="Times New Roman" style:font-size-asian="12pt" style:font-weight-asian="bold" style:font-name-complex="Courier New1" style:font-size-complex="12pt" style:font-weight-complex="bold"/>
    </style:style>
    <style:style style:name="P2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entury Schoolbook L"/>
    </style:style>
    <style:style style:name="P3" style:family="paragraph" style:parent-style-name="Preformatted_20_Text">
      <style:paragraph-properties fo:margin-left="0.212cm" fo:margin-right="0cm" fo:orphans="2" fo:widows="2" fo:text-indent="0cm" style:auto-text-indent="false"/>
      <style:text-properties fo:font-variant="normal" fo:text-transform="none" fo:color="#181818" style:font-name="Century Schoolbook L" fo:letter-spacing="normal"/>
    </style:style>
    <style:style style:name="P4" style:family="paragraph" style:parent-style-name="HTML_20_Preformatted">
      <style:paragraph-properties fo:margin-left="0.212cm" fo:margin-right="0cm" fo:text-indent="0cm" style:auto-text-indent="false"/>
    </style:style>
    <style:style style:name="P5" style:family="paragraph" style:parent-style-name="HTML_20_Preformatted">
      <style:paragraph-properties fo:margin-left="0.212cm" fo:margin-right="0cm" fo:text-indent="0cm" style:auto-text-indent="false"/>
      <style:text-properties fo:color="#181818" style:font-name="Century Schoolbook L" fo:font-size="12pt" style:font-size-asian="12pt" style:font-size-complex="12pt"/>
    </style:style>
    <style:style style:name="P6" style:family="paragraph" style:parent-style-name="HTML_20_Preformatted">
      <style:paragraph-properties fo:margin-left="0.212cm" fo:margin-right="0cm" fo:text-indent="0cm" style:auto-text-indent="false"/>
      <style:text-properties style:font-name="Century Schoolbook L"/>
    </style:style>
    <style:style style:name="P7" style:family="paragraph" style:parent-style-name="HTML_20_Preformatted">
      <style:paragraph-properties fo:margin-left="0.212cm" fo:margin-right="0cm" fo:text-indent="0cm" style:auto-text-indent="false"/>
      <style:text-properties style:font-name="Century Schoolbook L" officeooo:paragraph-rsid="00113fbc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81818" style:font-name="Century Schoolbook L" fo:font-size="12pt" style:font-name-asian="Times New Roman" style:font-size-asian="12pt" style:font-name-complex="Courier New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entury Schoolbook L"/>
    </style:style>
    <style:style style:name="P10" style:family="paragraph" style:parent-style-name="HTML_20_Preformatted">
      <style:text-properties fo:color="#181818" style:font-name="Century Schoolbook L" fo:font-size="12pt" style:font-size-asian="12pt" style:font-size-complex="12pt"/>
    </style:style>
    <style:style style:name="P11" style:family="paragraph" style:parent-style-name="HTML_20_Preformatted">
      <style:paragraph-properties fo:margin-left="0cm" fo:margin-right="0cm" fo:text-indent="0cm" style:auto-text-indent="false"/>
      <style:text-properties style:font-name="Century Schoolbook L"/>
    </style:style>
    <style:style style:name="P12" style:family="paragraph" style:parent-style-name="Standard" style:master-page-name="Standard">
      <style:paragraph-properties fo:margin-left="0.212cm" fo:margin-right="0cm" fo:margin-top="0cm" fo:margin-bottom="0cm" loext:contextual-spacing="false" fo:line-height="100%" fo:text-indent="0cm" style:auto-text-indent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02000" style:font-name="Century Schoolbook L" fo:font-size="12pt" fo:font-weight="bold" style:font-name-asian="Times New Roman" style:font-size-asian="12pt" style:font-weight-asian="bold" style:font-name-complex="Courier New1" style:font-size-complex="12pt" style:font-weight-complex="bold"/>
    </style:style>
    <style:style style:name="P13" style:family="paragraph" style:parent-style-name="Text_20_body">
      <style:text-properties style:font-name="Century Schoolbook L" fo:font-size="13pt" style:font-size-asian="13pt" style:font-size-complex="13pt"/>
    </style:style>
    <style:style style:name="P14" style:family="paragraph" style:parent-style-name="HTML_20_Preformatted">
      <style:paragraph-properties fo:margin-left="0.212cm" fo:margin-right="0cm" fo:text-indent="0cm" style:auto-text-indent="false"/>
      <style:text-properties fo:color="#181818" style:font-name="Century Schoolbook L" fo:font-size="12pt" style:font-size-asian="12pt" style:font-size-complex="12pt"/>
    </style:style>
    <style:style style:name="P15" style:family="paragraph" style:parent-style-name="HTML_20_Preformatted">
      <style:paragraph-properties fo:margin-left="0.212cm" fo:margin-right="0cm" fo:text-indent="0cm" style:auto-text-indent="false"/>
      <style:text-properties fo:color="#181818" style:font-name="Century Schoolbook L" fo:font-size="12pt" officeooo:paragraph-rsid="00113fbc" style:font-size-asian="12pt" style:font-size-complex="12pt"/>
    </style:style>
    <style:style style:name="P16" style:family="paragraph" style:parent-style-name="HTML_20_Preformatted">
      <style:paragraph-properties fo:margin-left="0.212cm" fo:margin-right="0cm" fo:text-indent="0cm" style:auto-text-indent="false"/>
      <style:text-properties fo:color="#502000" style:font-name="Century Schoolbook 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502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502000" fo:font-size="12pt" fo:font-weight="bold" style:font-name-asian="Times New Roman" style:font-size-asian="12pt" style:font-weight-asian="bold" style:font-name-complex="Courier New1" style:font-size-complex="12pt" style:font-weight-complex="bold"/>
    </style:style>
    <style:style style:name="T3" style:family="text">
      <style:text-properties fo:color="#181818" fo:font-size="12pt" style:font-size-asian="12pt" style:font-size-complex="12pt"/>
    </style:style>
    <style:style style:name="T4" style:family="text">
      <style:text-properties fo:color="#181818" fo:font-size="12pt" officeooo:rsid="00113fbc" style:font-size-asian="12pt" style:font-size-complex="12pt"/>
    </style:style>
    <style:style style:name="T5" style:family="text">
      <style:text-properties fo:color="#181818" fo:font-size="12pt" style:font-name-asian="Times New Roman" style:font-size-asian="12pt" style:font-name-complex="Courier New1" style:font-size-complex="12pt"/>
    </style:style>
    <style:style style:name="T6" style:family="text">
      <style:text-properties fo:color="#181818" style:font-name="Century Schoolbook L" fo:font-size="12pt" style:font-size-asian="12pt" style:font-size-complex="12pt"/>
    </style:style>
    <style:style style:name="T7" style:family="text">
      <style:text-properties fo:color="#006000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6000" fo:font-size="12pt" fo:font-style="italic" style:font-name-asian="Times New Roman" style:font-size-asian="12pt" style:font-style-asian="italic" style:font-name-complex="Courier New1" style:font-size-complex="12pt" style:font-style-complex="italic"/>
    </style:style>
    <style:style style:name="T9" style:family="text">
      <style:text-properties fo:color="#4080dd" style:font-name="Century Schoolbook L" fo:font-size="12pt" style:text-underline-style="none" style:font-size-asian="12pt" style:font-size-complex="12pt"/>
    </style:style>
    <style:style style:name="T10" style:family="text">
      <style:text-properties fo:font-size="12pt" fo:font-style="normal" fo:font-weight="normal"/>
    </style:style>
    <style:style style:name="T11" style:family="text">
      <style:text-properties fo:font-variant="normal" fo:text-transform="none" fo:color="#181818" fo:font-size="12pt" fo:letter-spacing="normal" fo:font-style="normal" fo:font-weight="normal"/>
    </style:style>
    <style:style style:name="T12" style:family="text">
      <style:text-properties fo:font-variant="normal" fo:text-transform="none" fo:color="#181818" fo:font-size="12pt" fo:letter-spacing="normal" fo:font-style="normal" fo:font-weight="normal" style:font-size-asian="12pt" style:font-size-complex="12pt"/>
    </style:style>
    <style:style style:name="T13" style:family="text">
      <style:text-properties officeooo:rsid="001586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include &lt;signal.h&gt;</text:p>
      <text:p text:style-name="P8"/>
      <text:p text:style-name="P9"><text:span text:style-name="T2">int sigaction(int </text:span><text:span text:style-name="T8">signum</text:span><text:span text:style-name="T2">, const struct sigaction *</text:span><text:span text:style-name="T8">act</text:span><text:span text:style-name="T2">,</text:span></text:p>
      <text:p text:style-name="P2"><text:span text:style-name="T5"><text:s text:c="28"/></text:span><text:span text:style-name="T2">struct sigaction *</text:span><text:span text:style-name="T8">oldact</text:span><text:span text:style-name="T2">);</text:span></text:p>
      <text:p text:style-name="P1"/>
      <text:p text:style-name="P6"><text:span text:style-name="T3">The </text:span><text:span text:style-name="T1">sigaction</text:span><text:span text:style-name="T3">() system call is used to change the action taken by a process on receipt of a specific signal. </text:span></text:p>
      <text:p text:style-name="P5"/>
      <text:p text:style-name="P6"><text:span text:style-name="T7">signum</text:span><text:span text:style-name="T3"> specifies the signal and can be any valid signal except <text:s text:c="6"/></text:span><text:span text:style-name="T1">SIGKILL </text:span><text:span text:style-name="T3">and </text:span><text:span text:style-name="T1">SIGSTOP</text:span><text:span text:style-name="T3">.</text:span></text:p>
      <text:p text:style-name="P5"/>
      <text:p text:style-name="P6"><text:span text:style-name="T3">If </text:span><text:span text:style-name="T7">act</text:span><text:span text:style-name="T3"> is non-NULL, the new action for signal </text:span><text:span text:style-name="T7">signum</text:span><text:span text:style-name="T3"> is installed from </text:span><text:span text:style-name="T7">act</text:span><text:span text:style-name="T3">. <text:s/>If </text:span><text:span text:style-name="T7">oldact</text:span><text:span text:style-name="T3"> is non-NULL, the previous action is saved in </text:span><text:span text:style-name="T7">oldact</text:span><text:span text:style-name="T3">.</text:span></text:p>
      <text:p text:style-name="P10"/>
      <text:p text:style-name="P6"><text:span text:style-name="T3">The </text:span><text:span text:style-name="T7">sigaction</text:span><text:span text:style-name="T3"> structure is defined as something like:</text:span></text:p>
      <text:p text:style-name="P5"/>
      <text:p text:style-name="P5"><text:s/>struct sigaction </text:p>
      <text:p text:style-name="P5">{</text:p>
      <text:p text:style-name="P5"><text:s/><text:tab/> void <text:s/>(*sa_handler)(int);</text:p>
      <text:p text:style-name="P5"><text:s text:c="7"/>void <text:s text:c="6"/>(*sa_sigaction)(int, siginfo_t *, void *);</text:p>
      <text:p text:style-name="P5"><text:s text:c="7"/>sigset_t <text:s text:c="2"/>sa_mask;</text:p>
      <text:p text:style-name="P5"><text:s text:c="7"/>int <text:s text:c="7"/>sa_flags;</text:p>
      <text:p text:style-name="P5"><text:s text:c="7"/>void <text:s text:c="6"/>(*sa_restorer)(void);</text:p>
      <text:p text:style-name="P5"><text:s/>};</text:p>
      <text:p text:style-name="P5"/>
      <text:p text:style-name="P5"/>
      <text:p text:style-name="P5">On some architectures a union is involved: do not assign to both</text:p>
      <text:p text:style-name="P6"><text:span text:style-name="T7">sa_handler</text:span><text:span text:style-name="T3"> and </text:span><text:span text:style-name="T7">sa_sigaction</text:span><text:span text:style-name="T3">.</text:span></text:p>
      <text:p text:style-name="P5"/>
      <text:p text:style-name="P6"><text:span text:style-name="T3">The </text:span><text:span text:style-name="T7">sa_restorer</text:span><text:span text:style-name="T3"> field is not intended for application use. <text:s/>(POSIX does not specify a </text:span><text:span text:style-name="T7">sa_restorer</text:span><text:span text:style-name="T3"> field.)</text:span></text:p>
      <text:p text:style-name="P5"/>
      <text:p text:style-name="P6"><text:span text:style-name="T7">sa_handler</text:span><text:span text:style-name="T3"> specifies the action to be associated with </text:span><text:span text:style-name="T7">signum</text:span><text:span text:style-name="T3"> and may be </text:span><text:span text:style-name="T1">SIG_DFL </text:span><text:span text:style-name="T3">for the default action, </text:span><text:span text:style-name="T1">SIG_IGN </text:span><text:span text:style-name="T3">to ignore this signal, or a pointer to a signal handling function. <text:s/>This function receives the signal number as its only argument.</text:span></text:p>
      <text:p text:style-name="P5"/>
      <text:p text:style-name="P6"><text:span text:style-name="T3">If </text:span><text:span text:style-name="T1">SA_SIGINFO </text:span><text:span text:style-name="T3">is specified in </text:span><text:span text:style-name="T7">sa_flags</text:span><text:span text:style-name="T3">, then </text:span><text:span text:style-name="T7">sa_sigaction</text:span><text:span text:style-name="T3"> (instead of </text:span><text:span text:style-name="T7">sa_handler</text:span><text:span text:style-name="T3">) specifies the signal-handling function for </text:span><text:span text:style-name="T7">signum</text:span><text:span text:style-name="T3">. <text:s/>This function receives the signal number as its first argument, a pointer to a </text:span><text:span text:style-name="T7">siginfo_t</text:span><text:span text:style-name="T3"> as its second argument and a pointer to a </text:span><text:span text:style-name="T7">ucontext_t</text:span><text:span text:style-name="T3"> (cast to </text:span><text:span text:style-name="T7">void *</text:span><text:span text:style-name="T3">) as its third argument. <text:s/>(Commonly, the handler function doesn't make any use of the third argument.)</text:span></text:p>
      <text:p text:style-name="P10"/>
      <text:p text:style-name="P6"><text:span text:style-name="T7">sa_mask</text:span><text:span text:style-name="T3"> specifies a mask of signals which should be blocked (i.e.,added to the signal mask of the thread in which the signal handler <text:s/>is invoked) during execution of the signal handler. <text:s/>In addition, the signal which triggered the handler will be blocked, unless the </text:span><text:span text:style-name="T1">SA_NODEFER </text:span><text:span text:style-name="T3">flag is used.</text:span></text:p>
      <text:p text:style-name="P11"><text:soft-page-break/><text:span text:style-name="T7">sa_flags</text:span><text:span text:style-name="T3"> specifies a set of flags which modify the behavior of the signal. <text:s/>It is formed by the bitwise OR of zero or more of the following:</text:span></text:p>
      <text:p text:style-name="P5"/>
      <text:p text:style-name="P16">SA_NOCLDSTOP</text:p>
      <text:p text:style-name="P6"><text:span text:style-name="T3">If </text:span><text:span text:style-name="T7">signum</text:span><text:span text:style-name="T3"> is </text:span><text:span text:style-name="T1">SIGCHLD</text:span><text:span text:style-name="T3">, do not receive notification when child processes stop (i.e., when they receive one of </text:span><text:span text:style-name="T1">SIGSTOP</text:span><text:span text:style-name="T3">, </text:span><text:span text:style-name="T1">SIGTSTP</text:span><text:span text:style-name="T3">, </text:span><text:span text:style-name="T1">SIGTTIN</text:span><text:span text:style-name="T3">, or </text:span><text:span text:style-name="T1">SIGTTOU</text:span><text:span text:style-name="T3">) or resume (i.e.,they receive </text:span><text:span text:style-name="T1">SIGCONT</text:span><text:span text:style-name="T3">). <text:s/>This flag is meaningful only when establishing a handler for </text:span><text:span text:style-name="T1">SIGCHLD</text:span><text:span text:style-name="T3">.</text:span></text:p>
      <text:p text:style-name="P5"/>
      <text:p text:style-name="P6"><text:span text:style-name="T1">SA_NOCLDWAIT </text:span><text:span text:style-name="T3">(since Linux 2.6)</text:span></text:p>
      <text:p text:style-name="P6"><text:span text:style-name="T3">If </text:span><text:span text:style-name="T7">signum</text:span><text:span text:style-name="T3"> is </text:span><text:span text:style-name="T1">SIGCHLD</text:span><text:span text:style-name="T3">, do not transform children into zombies when they terminate. This flag is meaningful only when establishing a handler for</text:span></text:p>
      <text:p text:style-name="P6"><text:span text:style-name="T1">SIGCHLD</text:span><text:span text:style-name="T3">, or when setting that signal's disposition to </text:span><text:span text:style-name="T1">SIG_DFL</text:span><text:span text:style-name="T3">.If the </text:span><text:span text:style-name="T1">SA_NOCLDWAIT </text:span><text:span text:style-name="T3">flag is set when establishing a handler for </text:span><text:span text:style-name="T1">SIGCHLD</text:span><text:span text:style-name="T3">, POSIX.1 leaves it unspecified whether a </text:span><text:span text:style-name="T1">SIGCHLD </text:span><text:span text:style-name="T3">signal is generated when a child process terminates. <text:s/>On Linux, a </text:span><text:span text:style-name="T1">SIGCHLD </text:span><text:span text:style-name="T3">signal is generated in this case; on some other implementations, it is not.</text:span></text:p>
      <text:p text:style-name="P5"/>
      <text:p text:style-name="P16">SA_NODEFER</text:p>
      <text:p text:style-name="P6"><text:span text:style-name="T3">Do not prevent the signal from being received from within its own signal handler. <text:s/>This flag is meaningful only when establishing a signal handler. <text:s/></text:span><text:span text:style-name="T1">SA_NOMASK </text:span><text:span text:style-name="T3">is an obsolete, nonstandard synonym for this flag.</text:span></text:p>
      <text:p text:style-name="P5"/>
      <text:p text:style-name="P16">SA_ONSTACK</text:p>
      <text:p text:style-name="P4"><text:span text:style-name="T6">Call the signal handler on an alternate signal stack provided by </text:span><text:a xlink:type="simple" xlink:href="http://man7.org/linux/man-pages/man2/sigaltstack.2.html" text:style-name="Internet_20_link" text:visited-style-name="Visited_20_Internet_20_Link"><text:span text:style-name="T9">sigaltstack(2)</text:span></text:a><text:span text:style-name="T6">. <text:s/>If an alternate stack is not available, the default stack will be used. <text:s/>This flag is meaningful only when establishing a signal handler.</text:span></text:p>
      <text:p text:style-name="P5"/>
      <text:p text:style-name="P16">SA_RESETHAND</text:p>
      <text:p text:style-name="P6"><text:span text:style-name="T3">Restore the signal action to the default upon entry to the signal handler. <text:s/>This flag is meaningful only when establishing a signal handler. </text:span><text:span text:style-name="T1">SA_ONESHOT </text:span><text:span text:style-name="T3">is an obsolete, nonstandard synonym for this flag.</text:span></text:p>
      <text:p text:style-name="P5"/>
      <text:p text:style-name="P16">SA_RESTART</text:p>
      <text:p text:style-name="P4"><text:span text:style-name="T6">Provide behavior compatible with BSD signal semantics by making certain system calls restartable across signals. This flag is meaningful only when establishing a signal handler. <text:s/>See </text:span><text:a xlink:type="simple" xlink:href="http://man7.org/linux/man-pages/man7/signal.7.html" text:style-name="Internet_20_link" text:visited-style-name="Visited_20_Internet_20_Link"><text:span text:style-name="T9">signal(7)</text:span></text:a><text:span text:style-name="T6"> for a discussion of system call restarting.</text:span></text:p>
      <text:p text:style-name="P5"/>
      <text:p text:style-name="P16">SA_RESTORER</text:p>
      <text:p text:style-name="P6"><text:span text:style-name="T7">Not intended for application use</text:span><text:span text:style-name="T3">. <text:s/>This flag is used by C libraries to indicate that the </text:span><text:span text:style-name="T7">sa_restorer</text:span><text:span text:style-name="T3"> field contains the address of a "signal trampoline".</text:span></text:p>
      <text:p text:style-name="P5"/>
      <text:p text:style-name="P6"><text:span text:style-name="T1">SA_SIGINFO </text:span><text:span text:style-name="T3">(since Linux 2.2)</text:span></text:p>
      <text:p text:style-name="P6"><text:span text:style-name="T3">The signal handler takes three arguments, not one. <text:s/>In this case, </text:span><text:span text:style-name="T7">sa_sigaction</text:span><text:span text:style-name="T3"> should be set instead of </text:span><text:span text:style-name="T7">sa_handler</text:span><text:span text:style-name="T3">. <text:s/>This flag is meaningful only when establishing a signal handler.</text:span></text:p>
      <text:p text:style-name="P5"/>
      <text:p text:style-name="P5"/>
      <text:p text:style-name="P5"><text:soft-page-break/></text:p>
      <text:p text:style-name="P6"><text:span text:style-name="T3">The </text:span><text:span text:style-name="T7">siginfo_t</text:span><text:span text:style-name="T3"> argument to </text:span><text:span text:style-name="T7">sa_sigaction</text:span><text:span text:style-name="T3"> is a struct with the following fields:</text:span></text:p>
      <text:p text:style-name="P5"/>
      <text:p text:style-name="P5"><text:s text:c="4"/>siginfo_t </text:p>
      <text:p text:style-name="P5">{</text:p>
      <text:p text:style-name="P5"><text:s text:c="6"/>int <text:s text:c="5"/>si_signo; <text:s text:c="4"/>/* Signal number */</text:p>
      <text:p text:style-name="P5"><text:s text:c="6"/>int <text:s text:c="5"/>si_errno; <text:s text:c="4"/>/* An errno value */</text:p>
      <text:p text:style-name="P5"><text:s text:c="6"/>int <text:s text:c="5"/>si_code; <text:s text:c="5"/>/* Signal code */</text:p>
      <text:p text:style-name="P7"><text:span text:style-name="T3"><text:s text:c="6"/>int <text:s text:c="5"/>si_trapno; <text:s text:c="3"/></text:span><text:span text:style-name="T12">/* Trap number that caused </text:span><text:span text:style-name="T11">hardware-generated <text:tab/><text:tab/><text:tab/><text:tab/><text:tab/> signal</text:span></text:p>
      <text:p text:style-name="P3"><text:s text:c="41"/><text:tab/><text:tab/><text:tab/><text:tab/> <text:s text:c="6"/><text:span text:style-name="T10">(unused on most architectures) */</text:span></text:p>
      <text:p text:style-name="P15"><text:s text:c="6"/>pid_t <text:s text:c="3"/>si_pid; <text:s text:c="6"/>/* Sending process ID */</text:p>
      <text:p text:style-name="P5"><text:s text:c="6"/>uid_t <text:s text:c="3"/>si_uid; <text:s text:c="6"/>/* Real user ID of sending process */</text:p>
      <text:p text:style-name="P5"><text:s text:c="6"/>int <text:s text:c="5"/>si_status; <text:s text:c="3"/>/* Exit value or signal */</text:p>
      <text:p text:style-name="P5"><text:s text:c="6"/>clock_t <text:s/>si_utime; <text:s text:c="4"/>/* User time consumed */</text:p>
      <text:p text:style-name="P5"><text:s text:c="6"/>clock_t <text:s/>si_stime; <text:s text:c="4"/>/* System time consumed */</text:p>
      <text:p text:style-name="P5"><text:s text:c="6"/>sigval_t si_value; <text:s text:c="4"/>/* Signal value */</text:p>
      <text:p text:style-name="P5"><text:s text:c="6"/>int <text:s text:c="5"/>si_int; <text:s text:c="6"/>/* POSIX.1b signal */</text:p>
      <text:p text:style-name="P5"><text:s text:c="6"/>void <text:s text:c="3"/>*si_ptr; <text:s text:c="6"/>/* POSIX.1b signal */</text:p>
      <text:p text:style-name="P5"><text:s text:c="6"/>int <text:s text:c="5"/>si_overrun; <text:s text:c="2"/>/* Timer overrun count; POSIX.1b timers */</text:p>
      <text:p text:style-name="P5"><text:s text:c="6"/>int <text:s text:c="5"/>si_timerid; <text:s text:c="2"/>/* Timer ID; POSIX.1b timers */</text:p>
      <text:p text:style-name="P5"><text:s text:c="6"/>void <text:s text:c="3"/>*si_addr; <text:s text:c="5"/>/* Memory location which caused fault */</text:p>
      <text:p text:style-name="P6"><text:span text:style-name="T3"><text:s text:c="6"/>long <text:s text:c="4"/>si_band; <text:s text:c="5"/>/* Band event (was </text:span><text:span text:style-name="T7">int</text:span><text:span text:style-name="T3"> in glibc 2.3.2 and <text:tab/><text:tab/><text:tab/><text:tab/><text:tab/><text:tab/><text:tab/><text:tab/><text:tab/><text:tab/><text:tab/><text:tab/><text:tab/><text:tab/> <text:s text:c="31"/></text:span><text:span text:style-name="T4">e</text:span><text:span text:style-name="T3">arlier) */</text:span></text:p>
      <text:p text:style-name="P15"><text:s text:c="15"/></text:p>
      <text:p text:style-name="P7"><text:span text:style-name="T3"><text:tab/> int <text:s text:c="5"/>si_fd; <text:s text:c="7"/>/* </text:span><text:span text:style-name="T4">f</text:span><text:span text:style-name="T3">ile descriptor */</text:span></text:p>
      <text:p text:style-name="P15"><text:s text:c="7"/>short <text:s text:c="3"/>si_addr_lsb; <text:s/>/* Least significant bit of address</text:p>
      <text:p text:style-name="P5"><text:s text:c="33"/>(since Linux 2.6.32) */</text:p>
      <text:p text:style-name="P6"><text:span text:style-name="T3"><text:s text:c="6"/>void <text:s text:c="3"/>*si_lower; <text:s text:c="4"/>/* Lower bound when address violation <text:tab/><text:tab/><text:tab/><text:tab/><text:tab/> <text:tab/><text:tab/><text:tab/><text:tab/><text:tab/> </text:span><text:span text:style-name="T4">o</text:span><text:span text:style-name="T3">ccurred (since Linux 3.19) */</text:span></text:p>
      <text:p text:style-name="P5"><text:s text:c="6"/>void <text:s text:c="3"/>*si_upper; <text:s text:c="4"/>/* Upper bound when address violation</text:p>
      <text:p text:style-name="P5"><text:s text:c="32"/>occurred (since Linux 3.19) */</text:p>
      <text:p text:style-name="P5"><text:s text:c="6"/>int <text:s text:c="5"/>si_pkey; <text:s text:c="5"/>/* Protection key on PTE that caused</text:p>
      <text:p text:style-name="P5"><text:s text:c="32"/>fault (since Linux 4.6) */</text:p>
      <text:p text:style-name="P5"><text:s text:c="6"/>void <text:s text:c="3"/>*si_call_addr; /* Address of system call instruction</text:p>
      <text:p text:style-name="P5"><text:s text:c="32"/>(since Linux 3.5) */</text:p>
      <text:p text:style-name="P5"><text:s text:c="6"/>int <text:s text:c="5"/>si_syscall; <text:s text:c="2"/>/* Number of attempted system call</text:p>
      <text:p text:style-name="P5"><text:s text:c="32"/>(since Linux 3.5) */</text:p>
      <text:p text:style-name="P5"><text:s text:c="6"/>unsigned int si_arch; <text:s/>/* Architecture of attempted system call</text:p>
      <text:p text:style-name="P5"><text:s text:c="32"/>(since Linux 3.5) */</text:p>
      <text:p text:style-name="P5"><text:s/>}</text:p>
      <text:p text:style-name="P6"/>
      <text:p text:style-name="P6"/>
      <text:p text:style-name="P6"/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Century Schoolbook L" svg:font-family="'Century Schoolbook L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</meta:editing-cycles>
    <meta:creation-date>2017-03-29T10:32:00</meta:creation-date>
    <dc:date>2017-04-02T16:37:53.954405695</dc:date>
    <meta:editing-duration>PT44M8S</meta:editing-duration>
    <meta:generator>LibreOffice/5.2.5.1$Linux_X86_64 LibreOffice_project/20m0$Build-1</meta:generator>
    <meta:document-statistic meta:table-count="0" meta:image-count="0" meta:object-count="0" meta:page-count="4" meta:paragraph-count="75" meta:word-count="859" meta:character-count="6097" meta:non-whitespace-character-count="45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